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a65d" style:font-name="Ubuntu" fo:font-size="10pt" fo:font-weight="normal" officeooo:rsid="001c0aae" officeooo:paragraph-rsid="001c0aae" style:font-size-asian="10pt" style:font-weight-asian="normal" style:font-size-complex="10pt" style:font-weight-complex="normal"/>
    </style:style>
    <style:style style:name="P2" style:family="paragraph" style:parent-style-name="Standard" style:list-style-name="L1">
      <style:text-properties fo:color="#00a65d" style:font-name="Ubuntu" fo:font-size="10pt" fo:font-weight="normal" officeooo:rsid="001c99f3" officeooo:paragraph-rsid="001c99f3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a65d" style:font-name="Ubuntu" fo:font-size="14pt" fo:font-style="italic" style:text-underline-style="solid" style:text-underline-width="auto" style:text-underline-color="font-color" fo:font-weight="bold" officeooo:rsid="0008ac03" officeooo:paragraph-rsid="00150ee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 style:list-style-name="L1">
      <style:text-properties fo:color="#0066b3" style:font-name="Ubuntu" fo:font-size="9pt" fo:font-weight="normal" officeooo:rsid="001f3812" officeooo:paragraph-rsid="001f3812" style:font-size-asian="9pt" style:font-weight-asian="normal" style:font-size-complex="9pt" style:font-weight-complex="normal"/>
    </style:style>
    <style:style style:name="P5" style:family="paragraph" style:parent-style-name="Standard">
      <style:text-properties fo:color="#0066b3" style:font-name="Ubuntu" fo:font-size="12pt" fo:font-style="italic" style:text-underline-style="solid" style:text-underline-width="auto" style:text-underline-color="font-color" fo:font-weight="bold" officeooo:rsid="000fe9e6" officeooo:paragraph-rsid="000fe9e6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color="#0066b3" style:font-name="Ubuntu" fo:font-size="12pt" fo:font-style="italic" style:text-underline-style="solid" style:text-underline-width="auto" style:text-underline-color="font-color" fo:font-weight="bold" officeooo:rsid="000fe9e6" officeooo:paragraph-rsid="0040b1e3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ed1c24" style:font-name="Ubuntu" fo:font-size="16pt" fo:font-style="italic" style:text-underline-style="solid" style:text-underline-width="auto" style:text-underline-color="font-color" fo:font-weight="bold" officeooo:rsid="0005fd4c" officeooo:paragraph-rsid="0005fd4c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style:font-name="Ubuntu" fo:font-size="9pt" fo:font-weight="normal" officeooo:rsid="0014bf99" officeooo:paragraph-rsid="0014bf99" style:font-size-asian="7.84999990463257pt" style:font-weight-asian="normal" style:font-size-complex="9pt" style:font-weight-complex="normal"/>
    </style:style>
    <style:style style:name="P9" style:family="paragraph" style:parent-style-name="Standard">
      <style:text-properties style:font-name="Ubuntu" fo:font-size="9pt" fo:font-weight="normal" officeooo:rsid="001b5abd" officeooo:paragraph-rsid="001b5abd" style:font-size-asian="7.84999990463257pt" style:font-weight-asian="normal" style:font-size-complex="9pt" style:font-weight-complex="normal"/>
    </style:style>
    <style:style style:name="P10" style:family="paragraph" style:parent-style-name="Standard" style:list-style-name="L1">
      <style:text-properties style:font-name="Ubuntu" fo:font-size="9pt" fo:font-weight="normal" officeooo:rsid="0023e32a" officeooo:paragraph-rsid="0023e32a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Ubuntu" fo:font-size="10pt" fo:font-weight="bold" officeooo:rsid="0014bf99" officeooo:paragraph-rsid="0014bf99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Ubuntu" fo:font-size="10pt" fo:font-weight="normal" officeooo:rsid="0014bf99" officeooo:paragraph-rsid="0014bf99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.5pt" officeooo:paragraph-rsid="00312598" style:font-size-asian="10.5pt" style:font-size-complex="10.5pt"/>
    </style:style>
    <style:style style:name="P14" style:family="paragraph" style:parent-style-name="Standard">
      <style:text-properties style:font-name="Ubuntu" fo:font-size="10.5pt" officeooo:rsid="003645a8" officeooo:paragraph-rsid="003645a8" style:font-size-asian="10.5pt" style:font-size-complex="10.5pt"/>
    </style:style>
    <style:style style:name="P15" style:family="paragraph" style:parent-style-name="Standard">
      <style:text-properties style:font-name="Ubuntu" fo:font-size="10.5pt" officeooo:rsid="000e6012" officeooo:paragraph-rsid="000e6012" style:font-size-asian="10.5pt" style:font-size-complex="10.5pt"/>
    </style:style>
    <style:style style:name="P16" style:family="paragraph" style:parent-style-name="Standard">
      <style:text-properties style:font-name="Ubuntu" fo:font-size="10.5pt" officeooo:rsid="00016f46" officeooo:paragraph-rsid="00016f46" style:font-size-asian="10.5pt" style:font-size-complex="10.5pt"/>
    </style:style>
    <style:style style:name="P17" style:family="paragraph" style:parent-style-name="Standard">
      <style:text-properties style:font-name="Ubuntu" fo:font-size="10.5pt" officeooo:rsid="000322c5" officeooo:paragraph-rsid="000322c5" style:font-size-asian="10.5pt" style:font-size-complex="10.5pt"/>
    </style:style>
    <style:style style:name="P18" style:family="paragraph" style:parent-style-name="Standard">
      <style:text-properties style:font-name="Ubuntu" fo:font-size="10.5pt" officeooo:rsid="0029e723" officeooo:paragraph-rsid="0029e723" style:font-size-asian="10.5pt" style:font-size-complex="10.5pt"/>
    </style:style>
    <style:style style:name="P19" style:family="paragraph" style:parent-style-name="Standard">
      <style:text-properties style:font-name="Ubuntu" fo:font-size="10.5pt" officeooo:rsid="002cfef7" officeooo:paragraph-rsid="002cfef7" style:font-size-asian="10.5pt" style:font-size-complex="10.5pt"/>
    </style:style>
    <style:style style:name="P20" style:family="paragraph" style:parent-style-name="Standard">
      <style:text-properties style:font-name="Ubuntu" fo:font-size="10.5pt" officeooo:rsid="002eb6ff" officeooo:paragraph-rsid="002eb6ff" style:font-size-asian="10.5pt" style:font-size-complex="10.5pt"/>
    </style:style>
    <style:style style:name="P21" style:family="paragraph" style:parent-style-name="Standard">
      <style:text-properties style:font-name="Ubuntu" fo:font-size="10.5pt" officeooo:rsid="004282a8" officeooo:paragraph-rsid="004282a8" style:font-size-asian="10.5pt" style:font-size-complex="10.5pt"/>
    </style:style>
    <style:style style:name="P22" style:family="paragraph" style:parent-style-name="Standard">
      <style:text-properties style:font-name="Ubuntu" fo:font-size="10.5pt" officeooo:rsid="004b1842" officeooo:paragraph-rsid="004b1842" style:font-size-asian="10.5pt" style:font-size-complex="10.5pt"/>
    </style:style>
    <style:style style:name="P23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Ubuntu" fo:font-size="9pt" fo:font-weight="normal" officeooo:rsid="001b5abd" officeooo:paragraph-rsid="0014bf99" style:font-size-asian="7.84999990463257pt" style:font-weight-asian="normal" style:font-size-complex="9pt" style:font-weight-complex="normal"/>
    </style:style>
    <style:style style:name="T1" style:family="text">
      <style:text-properties officeooo:rsid="0003f760"/>
    </style:style>
    <style:style style:name="T2" style:family="text">
      <style:text-properties fo:font-weight="bold" officeooo:rsid="0003f760" style:font-weight-asian="bold" style:font-weight-complex="bold"/>
    </style:style>
    <style:style style:name="T3" style:family="text">
      <style:text-properties fo:font-weight="bold" officeooo:rsid="0013d9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f760" style:font-weight-asian="normal" style:font-weight-complex="normal"/>
    </style:style>
    <style:style style:name="T6" style:family="text">
      <style:text-properties fo:font-weight="normal" officeooo:rsid="002b3ff7" style:font-weight-asian="normal" style:font-weight-complex="normal"/>
    </style:style>
    <style:style style:name="T7" style:family="text">
      <style:text-properties fo:font-weight="normal" officeooo:rsid="002bbf2e" style:font-weight-asian="normal" style:font-weight-complex="normal"/>
    </style:style>
    <style:style style:name="T8" style:family="text">
      <style:text-properties fo:font-weight="normal" officeooo:rsid="002eb5c0" style:font-weight-asian="normal" style:font-weight-complex="normal"/>
    </style:style>
    <style:style style:name="T9" style:family="text">
      <style:text-properties fo:font-weight="normal" officeooo:rsid="002eb6ff" style:font-weight-asian="normal" style:font-weight-complex="normal"/>
    </style:style>
    <style:style style:name="T10" style:family="text">
      <style:text-properties fo:font-weight="normal" officeooo:rsid="003dd76f" style:font-weight-asian="normal" style:font-weight-complex="normal"/>
    </style:style>
    <style:style style:name="T11" style:family="text">
      <style:text-properties fo:font-weight="normal" officeooo:rsid="003f064a" style:font-weight-asian="normal" style:font-weight-complex="normal"/>
    </style:style>
    <style:style style:name="T12" style:family="text">
      <style:text-properties officeooo:rsid="001e4d25"/>
    </style:style>
    <style:style style:name="T13" style:family="text">
      <style:text-properties officeooo:rsid="002125e8"/>
    </style:style>
    <style:style style:name="T14" style:family="text">
      <style:text-properties officeooo:rsid="0024541b"/>
    </style:style>
    <style:style style:name="T15" style:family="text">
      <style:text-properties officeooo:rsid="0013d9b3"/>
    </style:style>
    <style:style style:name="T16" style:family="text">
      <style:text-properties officeooo:rsid="0040b1e3"/>
    </style:style>
    <style:style style:name="T17" style:family="text">
      <style:text-properties officeooo:rsid="0041ca53"/>
    </style:style>
    <style:style style:name="T18" style:family="text">
      <style:text-properties officeooo:rsid="0044177b"/>
    </style:style>
    <style:style style:name="T19" style:family="text">
      <style:text-properties officeooo:rsid="004a94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umentation : Utilisation de Git :</text:p>
      <text:p text:style-name="P8"/>
      <text:p text:style-name="P11">Sommaire :</text:p>
      <text:list xml:id="list2186287816" text:style-name="L1">
        <text:list-item>
          <text:p text:style-name="P1">1) Qu’est ce que Git ?</text:p>
          <text:list>
            <text:list-item>
              <text:p text:style-name="P4">1.1) Utilité de Git</text:p>
            </text:list-item>
            <text:list-item>
              <text:p text:style-name="P4">2.2) <text:span text:style-name="T13">Un peu d’histoire</text:span></text:p>
            </text:list-item>
          </text:list>
        </text:list-item>
        <text:list-item>
          <text:p text:style-name="P2">2) <text:span text:style-name="T12">Utilisation de Git</text:span></text:p>
          <text:list>
            <text:list-item>
              <text:p text:style-name="P10">Commandes <text:span text:style-name="T14">de création de dépôts Git</text:span></text:p>
            </text:list-item>
            <text:list-item>
              <text:p text:style-name="P10"/>
            </text:list-item>
          </text:list>
        </text:list-item>
      </text:list>
      <text:p text:style-name="P12"/>
      <text:p text:style-name="P23"/>
      <text:p text:style-name="P9"/>
      <text:p text:style-name="P3">1) Qu’est ce que Git ?</text:p>
      <text:p text:style-name="P5">1.1) Utilité de Git :</text:p>
      <text:p text:style-name="P13"><text:span text:style-name="T3">Git</text:span><text:span text:style-name="T15"> est un logiciel de gestion de versions </text:span>permet de stocker un ensemble de fichiers en conservant la chronologie de toutes les modifications qui ont été effectuées dessus<text:span text:style-name="T15">, permettant de retrouver toutes les versions d’un projet.</text:span></text:p>
      <text:p text:style-name="P13"/>
      <text:p text:style-name="P14">Les avantages de ce type de logiciels </text:p>
      <text:p text:style-name="P15"/>
      <text:p text:style-name="P6">1.<text:span text:style-name="T16">2</text:span>) U<text:span text:style-name="T17">n peu d’histoire</text:span> :</text:p>
      <text:p text:style-name="P21">Initialement, le projet <text:span text:style-name="T18">Linux était hébergé sur des serveurs utilisant Bitkeeper. La communauté libriste, ne voyant pas cela d’un bon oeil (Bitkeeper est un logiciel propriétaire), a décidé de créer un système de gestion de version libre le jour où la version gratuite de Bitkeeper a cessé d’être distribuée.</text:span></text:p>
      <text:p text:style-name="P21"/>
      <text:p text:style-name="P22">Le 7 avril 2005 sort la première version de Git, </text:p>
      <text:p text:style-name="P15"/>
      <text:p text:style-name="P15">Commandes :</text:p>
      <text:p text:style-name="P16"/>
      <text:p text:style-name="P17">git init : <text:span text:style-name="T1">Cette commande crée un dossier caché nommé </text:span><text:span text:style-name="T2">.git</text:span><text:span text:style-name="T5">, </text:span></text:p>
      <text:p text:style-name="P17"><text:span text:style-name="T5"/></text:p>
      <text:p text:style-name="P18"><text:span text:style-name="T5">g</text:span><text:span text:style-name="T4">it add fichier : Ajouter un fichier à un commit</text:span></text:p>
      <text:p text:style-name="P18"><text:span text:style-name="T4"/></text:p>
      <text:p text:style-name="P18"><text:span text:style-name="T4">git commit -m : Donner un nom à un commit, pour retrouver une version plus facilement</text:span></text:p>
      <text:p text:style-name="P17"><text:span text:style-name="T5"/></text:p>
      <text:p text:style-name="P18"><text:span text:style-name="T5">g</text:span><text:span text:style-name="T4">it push : </text:span><text:span text:style-name="T6">Envoyer un commit vers le </text:span><text:span text:style-name="T7">dépôt Git sur le serveur.</text:span></text:p>
      <text:p text:style-name="P18"><text:span text:style-name="T7"/></text:p>
      <text:p text:style-name="P19"><text:span text:style-name="T9">g</text:span><text:span text:style-name="T4">it config –local -e : Modifier </text:span><text:span text:style-name="T8">les options de push de chaque commit</text:span></text:p>
      <text:p text:style-name="P19"><text:span text:style-name="T8"/></text:p>
      <text:p text:style-name="P20"><text:span text:style-name="T8">g</text:span><text:span text:style-name="T4">it </text:span><text:span text:style-name="T10">clone : </text:span><text:span text:style-name="T11">Cloner un dépôt G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3-25T09:05:14.012050529</dc:date>
    <meta:editing-duration>PT1H23M52S</meta:editing-duration>
    <meta:editing-cycles>76</meta:editing-cycles>
    <meta:document-statistic meta:table-count="0" meta:image-count="0" meta:object-count="0" meta:page-count="1" meta:paragraph-count="22" meta:word-count="228" meta:character-count="1227" meta:non-whitespace-character-count="1023"/>
  </office:meta>
</office:document-meta>
</file>